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op="thin solid #000000" fo:border-bottom="none" fo:border-left="none" fo:border-right="thin solid #000000" fo:background-color="transparent"/>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165pt" style:use-optimal-row-height="false" fo:break-before="auto"/>
    </style:style>
    <style:style style:name="ro22" style:family="table-row">
      <style:table-row-properties style:row-height="264pt" style:use-optimal-row-height="true" fo:break-before="auto"/>
    </style:style>
    <style:style style:name="ro23" style:family="table-row">
      <style:table-row-properties style:row-height="211.2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50.8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69.75pt" style:use-optimal-row-height="false" fo:break-before="auto"/>
    </style:style>
    <style:style style:name="ro33"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4">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9">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0">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0">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0">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0">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0">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1">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2">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2">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2">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2">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4">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2">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2">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5" table:style-name="ce85">
            <text:p>NVM cmd set write/read test cases that require data verification to detect a successful outcome.</text:p>
          </table:table-cell>
          <table:table-cell office:value-type="string" table:number-columns-spanned="1" table:number-rows-spanned="2" table:style-name="ce86">
            <text:p>PRPOffsetSinglePgSingleBlk_r10b</text:p>
          </table:table-cell>
          <table:table-cell office:value-type="string" table:number-columns-spanned="1" table:number-rows-spanned="2" table:style-name="ce84">
            <text:p>revision 1.0b, section 6</text:p>
          </table:table-cell>
          <table:table-cell office:value-type="string" table:number-columns-spanned="1" table:number-rows-spanned="2" table:content-validation-name="val1" table:style-name="ce87">
            <text:p>Vary buff offset for single-page/single-blk against PRP1/PRP2.</text:p>
          </table:table-cell>
          <table:table-cell office:value-type="string" table:number-columns-spanned="1" table:number-rows-spanned="2" table:style-name="ce8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8"/>
          <table:table-cell table:number-columns-repeated="16377" table:style-name="ce1"/>
        </table:table-row>
        <table:table-row-group>
          <table:table-row table:style-name="ro2">
            <table:table-cell table:number-columns-spanned="1" table:number-rows-spanned="2" table:style-name="ce89"/>
            <table:covered-table-cell/>
            <table:covered-table-cell/>
            <table:covered-table-cell/>
            <table:covered-table-cell/>
            <table:covered-table-cell/>
            <table:covered-table-cell/>
            <table:table-cell table:number-columns-repeated="16377" table:style-name="ce1"/>
          </table:table-row>
          <table:table-row table:style-name="ro22">
            <table:covered-table-cell/>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5">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5">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90">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6">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1">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7">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2">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4">
            <table:table-cell table:style-name="ce47"/>
            <table:covered-table-cell/>
            <table:table-cell office:value-type="string" table:style-name="ce62">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2">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2">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2">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2">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7"/>
            <table:covered-table-cell/>
            <table:table-cell office:value-type="string" table:style-name="ce62">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1">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8">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9">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2">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3">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8">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3">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2">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2">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30">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2">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2">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2">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2">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3"/>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4"/>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5"/>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5"/>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5"/>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5"/>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9">
          <table:table-cell office:value-type="string" table:style-name="ce45">
            <text:p>GrpAdminIdentifyCmd</text:p>
          </table:table-cell>
          <table:table-cell office:value-type="string" table:number-columns-spanned="1" table:number-rows-spanned="4" table:style-name="ce82">
            <text:p>Admin cmd set identify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3"/>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15">
          <table:table-cell table:style-name="ce64"/>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table:style-name="ce24"/>
          <table:table-cell table:number-columns-repeated="16377" table:style-name="ce1"/>
        </table:table-row>
        <table:table-row table:style-name="ro7">
          <table:table-cell table:style-name="ce65"/>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1">
            <text:p>Admin cmd format NVM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5"/>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2">
            <text:p>Admin cmd set abor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4"/>
          <table:covered-table-cell/>
          <table:table-cell office:value-type="string" table:style-name="ce62">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62">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2">
            <text:p>Admin cmd set async event reques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5"/>
          <table:covered-table-cell/>
          <table:table-cell office:value-type="string" table:style-name="ce62">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62">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2">
            <text:p>Admin cmd set/get features utilizing both cmds for efficiency.</text:p>
          </table:table-cell>
          <table:table-cell office:value-type="string" table:style-name="ce6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4"/>
          <table:covered-table-cell/>
          <table:table-cell office:value-type="string" table:style-name="ce6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0">
          <table:table-cell table:style-name="ce65"/>
          <table:covered-table-cell/>
          <table:table-cell office:value-type="string" table:style-name="ce6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5"/>
          <table:covered-table-cell/>
          <table:table-cell office:value-type="string" table:style-name="ce6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31">
          <table:table-cell office:value-type="string" table:style-name="ce45">
            <text:p>GrpAdminSetFeatCmd</text:p>
          </table:table-cell>
          <table:table-cell office:value-type="string" table:style-name="ce64">
            <text:p>Admin cmd set features test cases w/o get features dependency.</text:p>
          </table: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2">
            <text:p>Admin cmd set get features test cases w/o set features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1,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62">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1">
            <text:p>Admin cmd set firmware activate test cases w/o firm img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4"/>
          <table:covered-table-cell/>
          <table:table-cell office:value-type="string" table:style-name="ce69">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69">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2">
          <table:table-cell office:value-type="string" table:style-name="ce45">
            <text:p>GrpAdminFirmImgCmd</text:p>
          </table:table-cell>
          <table:table-cell office:value-type="string" table:style-name="ce70">
            <text:p>Admin cmd set firmware image download test cases w/o firm act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1">
            <text:p>Admin cmd set firmware activate &amp; firmware image utilizing both cmds for effeciency.</text:p>
          </table:table-cell>
          <table:table-cell office:value-type="string" table:style-name="ce66">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1">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1">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8">
          <table:table-cell table:style-name="ce45"/>
          <table:covered-table-cell/>
          <table:table-cell office:value-type="string" table:style-name="ce71">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1">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1">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1">
            <text:p>Admin cmd set security send test cases.</text:p>
          </table:table-cell>
          <table:table-cell office:value-type="string" table:style-name="ce72">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1">
            <text:p>Admin cmd set security receive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1">
            <text:p>Fused operational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1">
            <text:p>Weighted round robin with urgent priority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2">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3">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9-05T21:43:04Z</dc:date>
    <meta:print-date>2012-02-10T16:57:31Z</meta:print-date>
  </office:meta>
</office:document-meta>
</file>